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M roman 12" svg:font-family="LM roman 12" style:font-family-generic="system"/>
    <style:font-face style:name="cmr12" svg:font-family="cmr12"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M Roman 17" svg:font-family="LM Roman 17" style:font-family-generic="roman" style:font-pitch="variable"/>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Título" style:master-page-name="MP0" style:family="paragraph">
      <style:paragraph-properties fo:break-before="page"/>
    </style:style>
    <style:style style:name="P2" style:parent-style-name="Standard" style:family="paragraph">
      <style:text-properties fo:font-size="11pt" style:font-size-asian="11pt" style:font-size-complex="11pt"/>
    </style:style>
    <style:style style:name="T3" style:parent-style-name="FootnoteCharacters" style:family="text">
      <style:text-properties style:text-position="0% 100%" fo:font-size="11pt" style:font-size-asian="11pt" style:font-size-complex="11pt"/>
    </style:style>
    <style:style style:name="T4" style:parent-style-name="FootnoteCharacters" style:family="text">
      <style:text-properties style:font-name="Segoe UI" fo:font-size="11pt" style:font-size-asian="11pt" style:font-size-complex="11pt"/>
    </style:style>
    <style:style style:name="T5" style:parent-style-name="Fonteparág.padrão" style:family="text">
      <style:text-properties fo:font-size="11pt" style:font-size-asian="11pt" style:font-size-complex="11pt"/>
    </style:style>
    <style:style style:name="T6" style:parent-style-name="Fonteparág.padrão" style:family="text">
      <style:text-properties fo:font-size="11pt" style:font-size-asian="11pt" style:font-size-complex="11pt"/>
    </style:style>
    <style:style style:name="T7" style:parent-style-name="Fonteparág.padrão" style:family="text">
      <style:text-properties fo:font-size="11pt" style:font-size-asian="11pt" style:font-size-complex="11pt"/>
    </style:style>
    <style:style style:name="T8" style:parent-style-name="Ref.denotaderodapé" style:family="text">
      <style:text-properties fo:font-size="11pt" style:font-size-asian="11pt" style:font-size-complex="11pt"/>
    </style:style>
    <style:style style:name="P9" style:parent-style-name="Standard" style:family="paragraph">
      <style:paragraph-properties fo:text-align="center"/>
      <style:text-properties fo:font-size="11pt" style:font-size-asian="11pt" style:font-size-complex="11pt"/>
    </style:style>
    <style:style style:name="P10" style:parent-style-name="Standard" style:family="paragraph">
      <style:paragraph-properties fo:text-align="center"/>
    </style:style>
    <style:style style:name="T11" style:parent-style-name="Fonteparág.padrão" style:family="text">
      <style:text-properties fo:font-size="11pt" style:font-size-asian="11pt" style:font-size-complex="11pt"/>
    </style:style>
    <style:style style:name="T12" style:parent-style-name="Ref.denotaderodapé" style:family="text">
      <style:text-properties fo:font-size="11pt" style:font-size-asian="11pt" style:font-size-complex="11pt"/>
    </style:style>
    <style:style style:name="P13" style:parent-style-name="Standard" style:family="paragraph">
      <style:text-properties fo:font-size="11pt" style:font-size-asian="11pt" style:font-size-complex="11pt"/>
    </style:style>
    <style:style style:name="P14" style:parent-style-name="Standard" style:family="paragraph">
      <style:text-properties fo:font-size="11pt" style:font-size-asian="11pt" style:font-size-complex="11pt"/>
    </style:style>
    <style:style style:name="P15" style:parent-style-name="Standard" style:family="paragraph">
      <style:paragraph-properties fo:text-align="center"/>
    </style:style>
    <style:style style:name="T16" style:parent-style-name="Forte" style:family="text">
      <style:text-properties fo:font-weight="normal" style:font-weight-asian="normal"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19" style:parent-style-name="Fonteparág.padrão" style:family="text">
      <style:text-properties fo:font-size="11pt" style:font-size-asian="11pt" style:font-size-complex="11pt"/>
    </style:style>
    <style:style style:name="T20" style:parent-style-name="Fonteparág.padrão" style:family="text">
      <style:text-properties fo:font-size="11pt" style:font-size-asian="11pt" style:font-size-complex="11pt"/>
    </style:style>
    <style:style style:name="T21" style:parent-style-name="Fonteparág.padrão" style:family="text">
      <style:text-properties fo:font-size="11pt" style:font-size-asian="11pt" style:font-size-complex="11pt"/>
    </style:style>
    <style:style style:name="T22" style:parent-style-name="Fonteparág.padrão" style:family="text">
      <style:text-properties fo:font-size="11pt" style:font-size-asian="11pt" style:font-size-complex="11pt"/>
    </style:style>
    <style:style style:name="T23" style:parent-style-name="Fonteparág.padrão" style:family="text">
      <style:text-properties fo:font-size="11pt" style:font-size-asian="11pt" style:font-size-complex="11pt"/>
    </style:style>
    <style:style style:name="T24" style:parent-style-name="Fonteparág.padrão" style:family="text">
      <style:text-properties fo:font-size="11pt" style:font-size-asian="11pt" style:font-size-complex="11pt"/>
    </style:style>
    <style:style style:name="T25" style:parent-style-name="Fonteparág.padrão" style:family="text">
      <style:text-properties fo:font-size="11pt" style:font-size-asian="11pt" style:font-size-complex="11pt"/>
    </style:style>
    <style:style style:name="T26" style:parent-style-name="Fonteparág.padrão" style:family="text">
      <style:text-properties fo:font-size="11pt" style:font-size-asian="11pt" style:font-size-complex="11pt"/>
    </style:style>
    <style:style style:name="T27" style:parent-style-name="Fonteparág.padrão" style:family="text">
      <style:text-properties fo:font-size="11pt" style:font-size-asian="11pt" style:font-size-complex="11pt"/>
    </style:style>
    <style:style style:name="T28" style:parent-style-name="Fonteparág.padrão" style:family="text">
      <style:text-properties fo:font-size="11pt" style:font-size-asian="11pt" style:font-size-complex="11pt"/>
    </style:style>
    <style:style style:name="T29" style:parent-style-name="Fonteparág.padrão" style:family="text">
      <style:text-properties fo:font-size="11pt" style:font-size-asian="11pt" style:font-size-complex="11pt"/>
    </style:style>
    <style:style style:name="T30" style:parent-style-name="Fonteparág.padrão" style:family="text">
      <style:text-properties fo:font-size="11pt" style:font-size-asian="11pt" style:font-size-complex="11pt"/>
    </style:style>
    <style:style style:name="T31" style:parent-style-name="Fonteparág.padrão" style:family="text">
      <style:text-properties fo:font-size="11pt" style:font-size-asian="11pt" style:font-size-complex="11pt"/>
    </style:style>
    <style:style style:name="T32" style:parent-style-name="Fonteparág.padrão" style:family="text">
      <style:text-properties fo:font-size="11pt" style:font-size-asian="11pt" style:font-size-complex="11pt"/>
    </style:style>
    <style:style style:name="T33" style:parent-style-name="Fonteparág.padrão" style:family="text">
      <style:text-properties fo:font-size="11pt" style:font-size-asian="11pt" style:font-size-complex="11pt"/>
    </style:style>
    <style:style style:name="P34"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35"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36" style:parent-style-name="Fonteparág.padrão" style:family="text">
      <style:text-properties fo:font-size="11pt" style:font-size-asian="11pt" style:font-size-complex="11pt"/>
    </style:style>
    <style:style style:name="P37"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38" style:parent-style-name="Fonteparág.padrão" style:family="text">
      <style:text-properties fo:font-size="11pt" style:font-size-asian="11pt" style:font-size-complex="11pt"/>
    </style:style>
    <style:style style:name="P39"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40" style:parent-style-name="Fonteparág.padrão" style:family="text">
      <style:text-properties fo:font-size="11pt" style:font-size-asian="11pt" style:font-size-complex="11pt"/>
    </style:style>
    <style:style style:name="P41"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42" style:parent-style-name="Fonteparág.padrão" style:family="text">
      <style:text-properties fo:font-size="11pt" style:font-size-asian="11pt" style:font-size-complex="11pt"/>
    </style:style>
    <style:style style:name="P43"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44" style:parent-style-name="Fonteparág.padrão" style:family="text">
      <style:text-properties fo:font-size="11pt" style:font-size-asian="11pt" style:font-size-complex="11pt"/>
    </style:style>
    <style:style style:name="P45"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46" style:parent-style-name="Fonteparág.padrão" style:family="text">
      <style:text-properties fo:font-size="11pt" style:font-size-asian="11pt" style:font-size-complex="11pt"/>
    </style:style>
    <style:style style:name="T47" style:parent-style-name="Fonteparág.padrão" style:family="text">
      <style:text-properties fo:font-size="11pt" style:font-size-asian="11pt" style:font-size-complex="11pt"/>
    </style:style>
    <style:style style:name="T48" style:parent-style-name="Fonteparág.padrão" style:family="text">
      <style:text-properties fo:font-size="11pt" style:font-size-asian="11pt" style:font-size-complex="11pt"/>
    </style:style>
    <style:style style:name="P49"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50" style:parent-style-name="Fonteparág.padrão" style:family="text">
      <style:text-properties fo:font-size="11pt" style:font-size-asian="11pt" style:font-size-complex="11pt"/>
    </style:style>
    <style:style style:name="P51"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52" style:parent-style-name="Fonteparág.padrão" style:family="text">
      <style:text-properties fo:font-size="11pt" style:font-size-asian="11pt" style:font-size-complex="11pt"/>
    </style:style>
    <style:style style:name="P53"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54" style:parent-style-name="Standard" style:family="paragraph">
      <style:paragraph-properties fo:text-align="justify" fo:line-height="100%">
        <style:tab-stops>
          <style:tab-stop style:type="left" style:position="0.2312in"/>
          <style:tab-stop style:type="left" style:position="6.5006in"/>
        </style:tab-stops>
      </style:paragraph-properties>
      <style:text-properties style:font-name="Cambria" fo:font-weight="bold" style:font-weight-asian="bold" style:font-weight-complex="bold"/>
    </style:style>
    <style:style style:name="P55"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56"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57" style:parent-style-name="Fonteparág.padrão" style:family="text">
      <style:text-properties fo:font-size="11pt" style:font-size-asian="11pt" style:font-size-complex="11pt"/>
    </style:style>
    <style:style style:name="T58" style:parent-style-name="Fonteparág.padrão" style:family="text">
      <style:text-properties fo:font-size="11pt" style:font-size-asian="11pt" style:font-size-complex="11pt"/>
    </style:style>
    <style:style style:name="T59" style:parent-style-name="Fonteparág.padrão" style:family="text">
      <style:text-properties fo:font-size="11pt" style:font-size-asian="11pt" style:font-size-complex="11pt"/>
    </style:style>
    <style:style style:name="T60" style:parent-style-name="Fonteparág.padrão" style:family="text">
      <style:text-properties fo:font-style="italic" style:font-style-asian="italic" style:font-style-complex="italic" fo:font-size="11pt" style:font-size-asian="11pt" style:font-size-complex="11pt"/>
    </style:style>
    <style:style style:name="T61" style:parent-style-name="Fonteparág.padrão" style:family="text">
      <style:text-properties fo:font-size="11pt" style:font-size-asian="11pt" style:font-size-complex="11pt"/>
    </style:style>
    <style:style style:name="P62"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63"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64" style:parent-style-name="Fonteparág.padrão" style:family="text">
      <style:text-properties fo:font-size="11pt" style:font-size-asian="11pt" style:font-size-complex="11pt"/>
    </style:style>
    <style:style style:name="T65" style:parent-style-name="Fonteparág.padrão" style:family="text">
      <style:text-properties fo:font-size="11pt" style:font-size-asian="11pt" style:font-size-complex="11pt"/>
    </style:style>
    <style:style style:name="T66" style:parent-style-name="Fonteparág.padrão" style:family="text">
      <style:text-properties fo:font-style="italic" style:font-style-asian="italic" style:font-style-complex="italic" fo:font-size="11pt" style:font-size-asian="11pt" style:font-size-complex="11pt"/>
    </style:style>
    <style:style style:name="T67" style:parent-style-name="Fonteparág.padrão" style:family="text">
      <style:text-properties fo:font-size="11pt" style:font-size-asian="11pt" style:font-size-complex="11pt"/>
    </style:style>
    <style:style style:name="P68"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69"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70" style:parent-style-name="Fonteparág.padrão" style:family="text">
      <style:text-properties fo:font-size="11pt" style:font-size-asian="11pt" style:font-size-complex="11pt"/>
    </style:style>
    <style:style style:name="T71" style:parent-style-name="Fonteparág.padrão" style:family="text">
      <style:text-properties fo:font-style="italic" style:font-style-asian="italic" style:font-style-complex="italic" fo:font-size="11pt" style:font-size-asian="11pt" style:font-size-complex="11pt"/>
    </style:style>
    <style:style style:name="T72" style:parent-style-name="Fonteparág.padrão" style:family="text">
      <style:text-properties fo:font-size="11pt" style:font-size-asian="11pt" style:font-size-complex="11pt"/>
    </style:style>
    <style:style style:name="T73" style:parent-style-name="Fonteparág.padrão" style:family="text">
      <style:text-properties fo:font-size="11pt" style:font-size-asian="11pt" style:font-size-complex="11pt"/>
    </style:style>
    <style:style style:name="P74"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75"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76" style:parent-style-name="Fonteparág.padrão" style:family="text">
      <style:text-properties fo:font-size="11pt" style:font-size-asian="11pt" style:font-size-complex="11pt"/>
    </style:style>
    <style:style style:name="T77" style:parent-style-name="Fonteparág.padrão" style:family="text">
      <style:text-properties fo:font-style="italic" style:font-style-asian="italic" style:font-style-complex="italic" fo:font-size="11pt" style:font-size-asian="11pt" style:font-size-complex="11pt"/>
    </style:style>
    <style:style style:name="T78" style:parent-style-name="Fonteparág.padrão" style:family="text">
      <style:text-properties fo:font-style="italic" style:font-style-asian="italic" style:font-style-complex="italic" fo:font-size="11pt" style:font-size-asian="11pt" style:font-size-complex="11pt"/>
    </style:style>
    <style:style style:name="T79" style:parent-style-name="Fonteparág.padrão" style:family="text">
      <style:text-properties fo:font-size="11pt" style:font-size-asian="11pt" style:font-size-complex="11pt"/>
    </style:style>
    <style:style style:name="P80"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P81"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82" style:parent-style-name="Fonteparág.padrão" style:family="text">
      <style:text-properties fo:font-size="11pt" style:font-size-asian="11pt" style:font-size-complex="11pt"/>
    </style:style>
    <style:style style:name="T83" style:parent-style-name="Fonteparág.padrão" style:family="text">
      <style:text-properties fo:font-size="11pt" style:font-size-asian="11pt" style:font-size-complex="11pt" fo:language="pt" fo:country="BR"/>
    </style:style>
    <style:style style:name="T84" style:parent-style-name="Fonteparág.padrão" style:family="text">
      <style:text-properties fo:font-style="italic" style:font-style-asian="italic" style:font-style-complex="italic" fo:font-size="11pt" style:font-size-asian="11pt" style:font-size-complex="11pt" fo:language="pt" fo:country="BR"/>
    </style:style>
    <style:style style:name="T85" style:parent-style-name="Fonteparág.padrão" style:family="text">
      <style:text-properties fo:font-size="11pt" style:font-size-asian="11pt" style:font-size-complex="11pt" fo:language="pt" fo:country="BR"/>
    </style:style>
    <style:style style:name="T86" style:parent-style-name="Fonteparág.padrão" style:family="text">
      <style:text-properties fo:font-size="11pt" style:font-size-asian="11pt" style:font-size-complex="11pt" fo:language="pt" fo:country="BR"/>
    </style:style>
    <style:style style:name="P87" style:parent-style-name="Standard" style:family="paragraph">
      <style:paragraph-properties fo:text-align="justify" fo:line-height="100%">
        <style:tab-stops>
          <style:tab-stop style:type="left" style:position="0.2312in"/>
          <style:tab-stop style:type="left" style:position="6.5006in"/>
        </style:tab-stops>
      </style:paragraph-properties>
      <style:text-properties fo:language="pt" fo:country="BR"/>
    </style:style>
    <style:style style:name="P88"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89" style:parent-style-name="Fonteparág.padrão" style:family="text">
      <style:text-properties fo:font-size="11pt" style:font-size-asian="11pt" style:font-size-complex="11pt" fo:language="pt" fo:country="BR"/>
    </style:style>
    <style:style style:name="T90" style:parent-style-name="Fonteparág.padrão" style:family="text">
      <style:text-properties fo:font-style="italic" style:font-style-asian="italic" style:font-style-complex="italic" fo:font-size="11pt" style:font-size-asian="11pt" style:font-size-complex="11pt" fo:language="pt" fo:country="BR"/>
    </style:style>
    <style:style style:name="T91" style:parent-style-name="Fonteparág.padrão" style:family="text">
      <style:text-properties fo:font-size="11pt" style:font-size-asian="11pt" style:font-size-complex="11pt" fo:language="pt" fo:country="BR"/>
    </style:style>
    <style:style style:name="P92" style:parent-style-name="Standard" style:family="paragraph">
      <style:paragraph-properties fo:text-align="justify" fo:line-height="100%">
        <style:tab-stops>
          <style:tab-stop style:type="left" style:position="0.2312in"/>
          <style:tab-stop style:type="left" style:position="6.5006in"/>
        </style:tab-stops>
      </style:paragraph-properties>
      <style:text-properties fo:language="pt" fo:country="BR"/>
    </style:style>
    <style:style style:name="P93"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94" style:parent-style-name="Fonteparág.padrão" style:family="text">
      <style:text-properties fo:font-size="11pt" style:font-size-asian="11pt" style:font-size-complex="11pt"/>
    </style:style>
    <style:style style:name="T95" style:parent-style-name="Fonteparág.padrão" style:family="text">
      <style:text-properties fo:font-size="11pt" style:font-size-asian="11pt" style:font-size-complex="11pt"/>
    </style:style>
    <style:style style:name="T96" style:parent-style-name="Fonteparág.padrão" style:family="text">
      <style:text-properties fo:font-style="italic" style:font-style-asian="italic" style:font-style-complex="italic" fo:font-size="11pt" style:font-size-asian="11pt" style:font-size-complex="11pt"/>
    </style:style>
    <style:style style:name="T97" style:parent-style-name="Fonteparág.padrão" style:family="text">
      <style:text-properties fo:font-size="11pt" style:font-size-asian="11pt" style:font-size-complex="11pt"/>
    </style:style>
    <style:style style:name="P98" style:parent-style-name="Standard" style:family="paragraph">
      <style:paragraph-properties fo:text-align="justify" fo:line-height="100%">
        <style:tab-stops>
          <style:tab-stop style:type="left" style:position="0.2312in"/>
          <style:tab-stop style:type="left" style:position="6.5006in"/>
        </style:tab-stops>
      </style:paragraph-properties>
    </style:style>
    <style:style style:name="T99" style:parent-style-name="Fonteparág.padrão" style:family="text">
      <style:text-properties fo:font-size="11pt" style:font-size-asian="11pt" style:font-size-complex="11pt"/>
    </style:style>
    <style:style style:name="T100" style:parent-style-name="Fonteparág.padrão" style:family="text">
      <style:text-properties fo:font-size="11pt" style:font-size-asian="11pt" style:font-size-complex="11pt" fo:language="pt" fo:country="BR"/>
    </style:style>
    <style:style style:name="T101" style:parent-style-name="Fonteparág.padrão" style:family="text">
      <style:text-properties fo:font-size="11pt" style:font-size-asian="11pt" style:font-size-complex="11pt" fo:language="pt" fo:country="BR"/>
    </style:style>
    <style:style style:name="T102" style:parent-style-name="Fonteparág.padrão" style:family="text">
      <style:text-properties fo:font-size="11pt" style:font-size-asian="11pt" style:font-size-complex="11pt" fo:language="pt" fo:country="BR"/>
    </style:style>
    <style:style style:name="T103" style:parent-style-name="Fonteparág.padrão" style:family="text">
      <style:text-properties fo:font-size="11pt" style:font-size-asian="11pt" style:font-size-complex="11pt" fo:language="pt" fo:country="BR"/>
    </style:style>
    <style:style style:name="P104" style:parent-style-name="Standard" style:family="paragraph">
      <style:paragraph-properties fo:text-align="justify" fo:line-height="100%">
        <style:tab-stops>
          <style:tab-stop style:type="left" style:position="0.2312in"/>
          <style:tab-stop style:type="left" style:position="6.5006in"/>
        </style:tab-stops>
      </style:paragraph-properties>
      <style:text-properties fo:language="pt" fo:country="BR"/>
    </style:style>
  </office:automatic-styles>
  <office:body>
    <office:text text:use-soft-page-breaks="true">
      <text:p text:style-name="P1">Title</text:p>
      <text:p text:style-name="P2"/>
      <text:p text:style-name="Subtítulo"><text:span text:style-name="T3">Author 1</text:span><text:span text:style-name="T4"><text:note text:note-class="footnote" text:id="_ftn0"><text:note-citation>1</text:note-citation><text:note-body><text:p text:style-name="Footnote"><text:s/>author1@email.com</text:p></text:note-body></text:note></text:span><text:span text:style-name="T5"><text:line-break/></text:span><text:span text:style-name="T6">University , City, Country</text:span></text:p>
      <text:p text:style-name="Subtítulo"><text:span text:style-name="T7">Author 2</text:span><text:span text:style-name="T8"><text:note text:note-class="footnote" text:id="_ftn1"><text:note-citation>2</text:note-citation><text:note-body><text:p text:style-name="Footnote"><text:s/>author2@email.com</text:p></text:note-body></text:note></text:span></text:p>
      <text:p text:style-name="P9">University, Ctity, Country</text:p>
      <text:p text:style-name="P10"><text:span text:style-name="T11">Author3</text:span><text:span text:style-name="T12"><text:note text:note-class="footnote" text:id="_ftn2"><text:note-citation>3</text:note-citation><text:note-body><text:p text:style-name="Footnote"><text:s/>author3@email.com</text:p></text:note-body></text:note></text:span></text:p>
      <text:p text:style-name="P13"/>
      <text:p text:style-name="P14"/>
      <text:p text:style-name="P15"><text:span text:style-name="T16">Abstract</text:span></text:p>
      <text:p text:style-name="P17"/>
      <text:p text:style-name="P18"><text:span text:style-name="T19"><text:tab/>Logic Logic Logic Logic Logic Logic Logic Logic Logic Logic Logic Logic Logic Logic Logic Logic Logic Logic Logic Logic Logic Logic Logic Logic Logic Logic Logic Logic Logic Logic Logic Logic Logic Logic Logic Logic Logic Logic Logic Logic Logic Logic<text:s/></text:span><text:span text:style-name="T20">Logic Logic Logic Logic Logic Logic Logic Logic Logic Logic Logic Logic Logic Logic Logic Logic Logic Logic Logic Logic Logic Logic Logic Logic Logic Logic Logic Logic Logic Logic Logic Logic Logic Logic Logic Logic Logic Logic Logic Logic Logic Logic Logi</text:span><text:span text:style-name="T21">c Logic Logic Logic Logic Logic Logic Logic Logic Logic Logic Logic Logic Logic Logic Logic Logic Logic Logic Logic Logic Logic Logic Logic Logic Logic Logic Logic Logic Logic Logic Logic Logic Logic Logic Logic Logic Logic Logic Logic Logic Logic Logic Lo</text:span><text:span text:style-name="T22">gic Logic Logic Logic Logic Logic Logic Logic Logic Logic Logic Logic Logic <text:s/>Logic Logic Logic Logic Logic Logic Logic Logic Logic Logic Logic Logic Logic Logic Logic Logic Logic Logic Logic Logic Logic Logic Logic Logic Logic Logic Logic Logic Logic Logic</text:span><text:span text:style-name="T23"><text:s/>Logic Logic Logic Logic Logic Logic Logic Logic Logic Logic Logic Logic Logic Logic Logic Logic Logic Logic Logic Logic Logic Logic Logic Logic Logic Logic Logic Logic Logic Logic Logic Logic Logic Logic Logic Logic Logic Logic Logic Logic Logic Logic Log</text:span><text:span text:style-name="T24">ic Logic Logic Logic Logic Logic Logic Logic Logic Logic Logic Logic Logic Logic Logic Logic Logic Logic Logic Logic Logic Logic Logic Logic Logic Logic Logic Logic <text:s/>Logic Logic Logic Logic Logic Logic Logic Logic Logic Logic Logic Logic Logic Logic Logic<text:s/></text:span><text:span text:style-name="T25">Logic Logic Logic Logic Logic Logic Logic Logic Logic Logic Logic Logic Logic Logic Logic Logic Logic Logic Logic Logic Logic Logic Logic Logic Logic Logic Logic Logic Logic Logic Logic Logic Logic Logic Logic Logic Logic Logic Logic Logic Logic Logic Logi</text:span><text:span text:style-name="T26">c Logic Logic Logic Logic Logic Logic Logic Logic Logic Logic Logic Logic Logic Logic Logic Logic Logic Logic Logic Logic Logic Logic Logic Logic Logic Logic Logic Logic Logic Logic Logic Logic Logic Logic Logic Logic Logic Logic Logic Logic Logic Logic <text:s/>L</text:span><text:span text:style-name="T27">ogic Logic Logic Logic Logic Logic Logic Logic Logic Logic Logic Logic Logic Logic Logic Logic Logic Logic Logic Logic Logic Logic Logic Logic Logic Logic Logic Logic Logic Logic Logic Logic Logic Logic Logic Logic Logic Logic Logic Logic Logic Logic Logic</text:span><text:span text:style-name="T28"><text:s/>Logic Logic Logic Logic Logic Logic Logic Logic Logic Logic Logic Logic Logic Logic Logic Logic Logic Logic Logic Logic Logic Logic Logic Logic Logic Logic Logic Logic Logic Logic Logic Logic Logic Logic Logic Logic Logic Logic Logic Logic Logic Logic Log</text:span><text:span text:style-name="T29">ic Logic Logic Logic Logic Logic Logic Logic Logic Logic Logic Logic Logic Logic Logic <text:s/>Logic Logic Logic Logic Logic Logic Logic Logic Logic Logic Logic Logic Logic Logic Logic Logic Logic Logic Logic Logic Logic Logic Logic Logic Logic Logic Logic Logic<text:s/></text:span><text:span text:style-name="T30">Logic Logic Logic Logic Logic Logic Logic Logic Logic Logic Logic Logic Logic Logic Logic Logic Logic Logic Logic Logic Logic Logic Logic Logic Logic Logic Logic Logic Logic Logic Logic Logic Logic Logic Logic Logic Logic Logic Logic Logic Logic Logic Logi</text:span><text:span text:style-name="T31">c Logic Logic Logic Logic Logic Logic Logic Logic Logic Logic Logic Logic Logic Logic Logic Logic Logic Logic Logic Logic Logic Logic Logic Logic Logic Logic Logic Logic Logic <text:s/>Logic Logic Logic Logic Logic Logic Logic Logic Logic Logic Logic Logic Logic L</text:span><text:span text:style-name="T32">ogic Logic Logic Logic Logic Logic Logic Logic Logic Logic Logic Logic Logic Logic Logic Logic Logic Logic Logic Logic Logic Logic Logic Logic Logic Logic Logic Logic Logic Logic Logic Logic Logic Logic Logic Logic Logic Logic Logic Logic Logic Logic Logic</text:span><text:span text:style-name="T33"><text:s/>Logic Logic Logic Logic</text:span></text:p>
      <text:p text:style-name="P34"/>
      <text:p text:style-name="P35"><text:span text:style-name="T36">Sample for references:</text:span></text:p>
      <text:p text:style-name="P37"><text:span text:style-name="T38">Book [3]</text:span></text:p>
      <text:p text:style-name="P39"><text:span text:style-name="T40">Chapter [5]</text:span></text:p>
      <text:p text:style-name="P41"><text:span text:style-name="T42">Dissertation [6]</text:span></text:p>
      <text:p text:style-name="P43"><text:span text:style-name="T44">Proceeding [1]</text:span></text:p>
      <text:p text:style-name="P45"><text:span text:style-name="T46">Publishe</text:span><text:span text:style-name="T47">d</text:span><text:span text:style-name="T48"><text:s/>paper [2]</text:span></text:p>
      <text:p text:style-name="P49"><text:span text:style-name="T50">Thesis [4]</text:span></text:p>
      <text:p text:style-name="P51"><text:span text:style-name="T52">Unpublished paper [7]</text:span></text:p>
      <text:p text:style-name="P53"/>
      <text:p text:style-name="P54">References</text:p>
      <text:p text:style-name="P55"/>
      <text:p text:style-name="P56"><text:span text:style-name="T57">[1]</text:span><text:span text:style-name="T58"><text:tab/>Ayala-Rincón, M.; Fernández, M.; Nantes-Sobrinho, D.; Nominal Narrowing. In:<text:s/></text:span><text:span text:style-name="T59">Conference on Formal Structures for Computation and Deduction (FSCD 2016), Porto, Portugal, 2016.<text:s/></text:span><text:span text:style-name="T60">LIPIcs-Leibniz International Proceedings in Informatics</text:span><text:span text:style-name="T61">. <text:s/>Vol. 52. pp. 11-17, Schloss Dagstuhl-Leibniz-Zentrum fuer Informatik, 2016.</text:span></text:p>
      <text:p text:style-name="P62"/>
      <text:p text:style-name="P63"><text:span text:style-name="T64">[2] Bierman, G. M.; de<text:s/></text:span><text:span text:style-name="T65">Paiva, V. C. V. On an intuitionistic modal logic.<text:s/></text:span><text:span text:style-name="T66">Studia Logica</text:span><text:span text:style-name="T67"><text:s/>65:383-416, 2000.</text:span></text:p>
      <text:p text:style-name="P68"/>
      <text:p text:style-name="P69"><text:span text:style-name="T70">[3] Cignoli, R. L. O.; D’Ottaviano, I. M. L.; Mundici, D.<text:s/></text:span><text:span text:style-name="T71">Algebraic foundation of many-valued reasoning</text:span><text:span text:style-name="T72">.<text:s/></text:span><text:span text:style-name="T73">Kluwer Academic Publisher, 2000.</text:span></text:p>
      <text:p text:style-name="P74"/>
      <text:p text:style-name="P75"><text:span text:style-name="T76">[4] de Freitas, R.;<text:s/></text:span><text:span text:style-name="T77">Lógica Modal<text:s/></text:span><text:span text:style-name="T78">da Bifurcação</text:span><text:span text:style-name="T79">. Tese de doutorado, COPPE-UFRJ, 2002.</text:span></text:p>
      <text:p text:style-name="P80"/>
      <text:p text:style-name="P81"><text:span text:style-name="T82">[5] de Oliveira, A. G.; de Queiroz, R. J. G. B. Geometry of deduction via graphs of proofs. In: R.J. G. B d</text:span><text:span text:style-name="T83">e Queiroz (Editor),<text:s/></text:span><text:span text:style-name="T84">Logic for Concurrency and Synchronisation</text:span><text:span text:style-name="T85">. Springer, Trends in Logic, Volume</text:span><text:span text:style-name="T86"><text:s/>18, chapter 1, pages 2-88, 2003.</text:span></text:p>
      <text:p text:style-name="P87"/>
      <text:p text:style-name="P88"><text:span text:style-name="T89">[6] Pimentel, E. G.<text:s/></text:span><text:span text:style-name="T90">Alguns Resultados sobre Estabilidade de Hipersuperfícies de Curvatura Média Constante</text:span><text:span text:style-name="T91">. Dissertação de Mestrado, UFMG, 1994.</text:span></text:p>
      <text:p text:style-name="P92"/>
      <text:p text:style-name="P93"><text:span text:style-name="T94">[7] Weiss, M. A.</text:span><text:span text:style-name="T95"><text:s/></text:span><text:span text:style-name="T96">A polynomial Algorithm for 3-sat: draft version</text:span><text:span text:style-name="T97">.</text:span></text:p>
      <text:p text:style-name="P98"><text:span text:style-name="T99">D</text:span><text:span text:style-name="T100">isponí</text:span><text:span text:style-name="T101">vel em &lt;</text:span><text:a xlink:href="https://www.ime.usp.br/~weiss/P=NP-12-06.pdf" office:target-frame-name="_top" xlink:show="replace"><text:span text:style-name="T102">https://www.ime.usp.br/~weiss/P=NP-12-06.pdf</text:span></text:a><text:span text:style-name="T103">&gt;, acessado em 01/09/2018.</text:span></text:p>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M roman 12" svg:font-family="LM roman 12" style:font-family-generic="system"/>
    <style:font-face style:name="cmr12" svg:font-family="cmr12"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M Roman 17" svg:font-family="LM Roman 17" style:font-family-generic="roman" style:font-pitch="variable"/>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PMingLiU"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Título1" style:display-name="Título 1" style:family="paragraph" style:next-style-name="Standard" style:default-outline-level="1">
      <style:paragraph-properties fo:margin-bottom="0.2083in" fo:line-height="120%"/>
      <style:text-properties style:font-name-complex="Times New Roman" fo:font-weight="bold" style:font-weight-asian="bold" fo:font-size="17pt" style:font-size-asian="17pt" style:font-size-complex="17pt" fo:hyphenate="false"/>
    </style:style>
    <style:style style:name="Título2" style:display-name="Título 2" style:family="paragraph" style:next-style-name="Standard" style:default-outline-level="2">
      <style:paragraph-properties fo:line-height="185%"/>
      <style:text-properties style:font-name-complex="Times New Roman" fo:font-weight="bold" style:font-weight-asian="bold" fo:font-size="14.5pt" style:font-size-asian="14.5pt" style:font-size-complex="14.5pt" fo:hyphenate="false"/>
    </style:style>
    <style:style style:name="Título3" style:display-name="Título 3" style:family="paragraph" style:parent-style-name="Título1" style:next-style-name="Standard" style:default-outline-level="3">
      <style:text-properties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115%"/>
      <style:text-properties style:font-name="LM roman 12" style:font-name-asian="LM roman 12" style:font-name-complex="cmr12"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ucida Sans" fo:hyphenate="false"/>
    </style:style>
    <style:style style:name="Legenda" style:display-name="Legenda"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fo:line-height="100%"/>
      <style:text-properties fo:font-size="9pt" style:font-size-asian="9pt" style:font-size-complex="10pt" fo:hyphenate="false"/>
    </style:style>
    <style:style style:name="Textodebalão" style:display-name="Texto de balã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Título" style:display-name="Título" style:family="paragraph" style:parent-style-name="Standard" style:next-style-name="Standard">
      <style:paragraph-properties fo:text-align="center"/>
      <style:text-properties style:font-name="LM Roman 17" style:font-name-asian="LM Roman 17" style:font-name-complex="Times New Roman" fo:font-size="17pt" style:font-size-asian="17pt" style:font-size-complex="17pt" fo:hyphenate="false"/>
    </style:style>
    <style:style style:name="Subtítulo" style:display-name="Subtítulo" style:family="paragraph" style:parent-style-name="Standard" style:next-style-name="Standard">
      <style:paragraph-properties fo:text-align="center"/>
      <style:text-properties fo:hyphenate="false"/>
    </style:style>
    <style:style style:name="FootnoteTextChar" style:display-name="Footnote Text Char" style:family="text" style:parent-style-name="Fonteparág.padrão">
      <style:text-properties style:font-name="LM roman 12" style:font-name-asian="LM roman 12" style:font-name-complex="LM roman 12" fo:font-size="9pt" style:font-size-asian="9pt" style:font-size-complex="10pt"/>
    </style:style>
    <style:style style:name="Footnoteanchor" style:display-name="Footnote anchor" style:family="text">
      <style:text-properties style:text-position="super 66.6%"/>
    </style:style>
    <style:style style:name="FootnoteCharacters" style:display-name="Footnote Characters" style:family="text" style:parent-style-name="Fonteparág.padrão">
      <style:text-properties style:text-position="super 66.6%"/>
    </style:style>
    <style:style style:name="BalloonTextChar" style:display-name="Balloon Text Char" style:family="text" style:parent-style-name="Fonteparág.padrão">
      <style:text-properties style:font-name="Tahoma" style:font-name-asian="Tahoma" style:font-name-complex="Tahoma" fo:font-size="8pt" style:font-size-asian="8pt" style:font-size-complex="8pt"/>
    </style:style>
    <style:style style:name="Heading1Char" style:display-name="Heading 1 Char" style:family="text" style:parent-style-name="Fonteparág.padrão">
      <style:text-properties style:font-name="LM roman 12" style:font-name-asian="LM roman 12" style:font-name-complex="Times New Roman" fo:font-weight="bold" style:font-weight-asian="bold" fo:font-size="17pt" style:font-size-asian="17pt" style:font-size-complex="17pt"/>
    </style:style>
    <style:style style:name="TitleChar" style:display-name="Title Char" style:family="text" style:parent-style-name="Fonteparág.padrão">
      <style:text-properties style:font-name="LM Roman 17" style:font-name-asian="LM Roman 17" style:font-name-complex="Times New Roman" fo:font-size="17pt" style:font-size-asian="17pt" style:font-size-complex="17pt"/>
    </style:style>
    <style:style style:name="Heading2Char" style:display-name="Heading 2 Char" style:family="text" style:parent-style-name="Fonteparág.padrão">
      <style:text-properties style:font-name="LM roman 12" style:font-name-asian="LM roman 12" style:font-name-complex="Times New Roman" fo:font-weight="bold" style:font-weight-asian="bold" fo:font-size="14.5pt" style:font-size-asian="14.5pt" style:font-size-complex="14.5pt"/>
    </style:style>
    <style:style style:name="SubtitleChar" style:display-name="Subtitle Char" style:family="text" style:parent-style-name="Fonteparág.padrão">
      <style:text-properties style:font-name="LM roman 12" style:font-name-asian="LM roman 12" style:font-name-complex="cmr12" fo:font-size="12pt" style:font-size-asian="12pt" style:font-size-complex="12pt"/>
    </style:style>
    <style:style style:name="Forte" style:display-name="Forte" style:family="text">
      <style:text-properties fo:font-weight="bold" style:font-weight-asian="bold"/>
    </style:style>
    <style:style style:name="Heading3Char" style:display-name="Heading 3 Char" style:family="text" style:parent-style-name="Fonteparág.padrão">
      <style:text-properties style:font-name="LM roman 12" style:font-name-asian="LM roman 12" style:font-name-complex="Times New Roman" fo:font-weight="bold" style:font-weight-asian="bold" fo:font-size="17pt" style:font-size-asian="17pt" style:font-size-complex="17pt"/>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prefix="(" style:num-suffix=")" style:num-format="1">
        <style:list-level-properties fo:text-align="center" text:space-before="0.2in" text:min-label-width="0.05in" text:list-level-position-and-space-mode="label-alignment">
          <style:list-level-label-alignment text:label-followed-by="listtab" fo:margin-left="0.25in" fo:text-indent="-0.0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902in" fo:margin-left="1.1812in" fo:margin-bottom="0.59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conderoga</meta:initial-creator>
    <dc:creator>Tarski</dc:creator>
    <meta:creation-date>2018-09-02T22:12:00Z</meta:creation-date>
    <dc:date>2018-09-02T22:12:00Z</dc:date>
    <meta:template xlink:href="Normal" xlink:type="simple"/>
    <meta:editing-cycles>2</meta:editing-cycles>
    <meta:editing-duration>PT60S</meta:editing-duration>
    <meta:user-defined meta:name="AppVersion">14.0000</meta:user-defined>
    <meta:user-defined meta:name="Company">EE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0" meta:word-count="795" meta:character-count="5084" meta:row-count="35" meta:non-whitespace-character-count="4299"/>
  </office:meta>
</office:document-meta>
</file>